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0.101cm" style:contextual-spacing="false" fo:line-height="200%"/>
      <style:text-properties fo:font-size="14pt" officeooo:paragraph-rsid="00463968" style:font-size-asian="14pt" style:font-size-complex="14pt"/>
    </style:style>
    <style:style style:name="P3"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463968"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63968" style:font-size-asian="14pt" style:font-size-complex="14pt"/>
    </style:style>
    <style:style style:name="P5"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6" style:family="paragraph" style:parent-style-name="Text_20_body" style:list-style-name="L1">
      <loext:graphic-properties draw:fill-hatch-name="hatch"/>
      <style:paragraph-properties fo:margin-top="0cm" fo:margin-bottom="1cm" style:contextual-spacing="false" fo:line-height="100%"/>
      <style:text-properties fo:font-size="14pt" officeooo:rsid="003dea23" officeooo:paragraph-rsid="003dea23" style:font-size-asian="14pt" style:font-size-complex="14pt"/>
    </style:style>
    <style:style style:name="P7"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8cd70" style:font-size-asian="14pt" style:font-size-complex="14pt"/>
    </style:style>
    <style:style style:name="P8" style:family="paragraph" style:parent-style-name="Text_20_body" style:list-style-name="L1">
      <loext:graphic-properties draw:fill-hatch-name="hatch"/>
      <style:paragraph-properties fo:margin-top="0cm" fo:margin-bottom="0.25cm" style:contextual-spacing="false" fo:line-height="100%"/>
      <style:text-properties fo:font-size="14pt" officeooo:rsid="0048cd70" officeooo:paragraph-rsid="0048cd70"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00%"/>
      <style:text-properties officeooo:paragraph-rsid="0048cd70"/>
    </style:style>
    <style:style style:name="P10" style:family="paragraph" style:parent-style-name="Text_20_body">
      <loext:graphic-properties draw:fill-gradient-name="gradient" draw:fill-hatch-name="hatch"/>
      <style:paragraph-properties fo:margin-top="0cm" fo:margin-bottom="0.75cm" style:contextual-spacing="false" fo:line-height="200%"/>
      <style:text-properties officeooo:paragraph-rsid="0048cd70"/>
    </style:style>
    <style:style style:name="P11" style:family="paragraph" style:parent-style-name="Text_20_body">
      <loext:graphic-properties draw:fill-hatch-name="hatch"/>
      <style:paragraph-properties fo:margin-top="0.101cm" fo:margin-bottom="0.499cm" style:contextual-spacing="false" fo:line-height="115%"/>
      <style:text-properties officeooo:paragraph-rsid="00451881"/>
    </style:style>
    <style:style style:name="P12" style:family="paragraph" style:parent-style-name="Text_20_body">
      <loext:graphic-properties draw:fill-hatch-name="hatch"/>
      <style:paragraph-properties fo:margin-top="0.101cm" fo:margin-bottom="0.499cm" style:contextual-spacing="false" fo:line-height="115%" fo:break-before="page"/>
      <style:text-properties officeooo:paragraph-rsid="004b621e"/>
    </style:style>
    <style:style style:name="P13" style:family="paragraph" style:parent-style-name="Text_20_body">
      <loext:graphic-properties draw:fill-hatch-name="hatch"/>
      <style:paragraph-properties fo:margin-top="0.101cm" fo:margin-bottom="0.499cm" style:contextual-spacing="false" fo:line-height="115%" fo:break-before="page"/>
      <style:text-properties officeooo:rsid="004b621e" officeooo:paragraph-rsid="004b621e"/>
    </style:style>
    <style:style style:name="P14" style:family="paragraph" style:parent-style-name="Text_20_body">
      <loext:graphic-properties draw:fill-hatch-name="hatch"/>
      <style:paragraph-properties fo:margin-top="0.101cm" fo:margin-bottom="0.499cm" style:contextual-spacing="false" fo:line-height="115%"/>
      <style:text-properties officeooo:rsid="004d08d5" officeooo:paragraph-rsid="004d08d5"/>
    </style:style>
    <style:style style:name="P15" style:family="paragraph" style:parent-style-name="Text_20_body" style:master-page-name="">
      <loext:graphic-properties draw:fill="none" draw:fill-hatch-name="hatch"/>
      <style:paragraph-properties fo:margin-left="2cm" fo:margin-right="1.401cm" fo:margin-top="0.101cm" fo:margin-bottom="0.499cm" style:contextual-spacing="false" fo:line-height="115%" fo:text-indent="0cm" style:auto-text-indent="false" style:page-number="auto" fo:background-color="transparent"/>
      <style:text-properties fo:font-weight="bold" officeooo:rsid="004b621e" officeooo:paragraph-rsid="004b621e" style:font-weight-asian="bold" style:font-weight-complex="bold"/>
    </style:style>
    <style:style style:name="P16" style:family="paragraph" style:parent-style-name="Text_20_body">
      <loext:graphic-properties draw:fill-hatch-name="hatch"/>
      <style:paragraph-properties fo:margin-top="0.101cm" fo:margin-bottom="0.499cm" style:contextual-spacing="false" fo:line-height="115%"/>
      <style:text-properties fo:font-style="normal" officeooo:rsid="004e2633" officeooo:paragraph-rsid="004e2633" style:font-style-asian="normal" style:font-style-complex="normal"/>
    </style:style>
    <style:style style:name="P17" style:family="paragraph" style:parent-style-name="Text_20_body">
      <loext:graphic-properties draw:fill-hatch-name="hatch"/>
      <style:paragraph-properties fo:margin-top="0.101cm" fo:margin-bottom="0.499cm" style:contextual-spacing="false" fo:line-height="115%"/>
      <style:text-properties fo:font-style="normal" officeooo:rsid="004e9028" officeooo:paragraph-rsid="004e9028" style:font-style-asian="normal" style:font-style-complex="normal"/>
    </style:style>
    <style:style style:name="T1" style:family="text">
      <style:text-properties officeooo:rsid="003f303a"/>
    </style:style>
    <style:style style:name="T2" style:family="text">
      <style:text-properties officeooo:rsid="001c3ee7"/>
    </style:style>
    <style:style style:name="T3" style:family="text">
      <style:text-properties officeooo:rsid="0025b437"/>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25b437" style:font-weight-asian="bold" style:font-weight-complex="bold"/>
    </style:style>
    <style:style style:name="T7" style:family="text">
      <style:text-properties fo:font-weight="bold" officeooo:rsid="002fe488" style:font-weight-asian="bold" style:font-weight-complex="bold"/>
    </style:style>
    <style:style style:name="T8" style:family="text">
      <style:text-properties fo:font-size="14pt" style:font-size-asian="14pt" style:font-size-complex="14pt"/>
    </style:style>
    <style:style style:name="T9" style:family="text">
      <style:text-properties fo:font-size="14pt" officeooo:rsid="004b621e"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48cd70" style:font-size-asian="14pt" style:font-weight-asian="bold" style:font-size-complex="14pt" style:font-weight-complex="bold"/>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3dea23" style:font-weight-asian="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48cd70"/>
    </style:style>
    <style:style style:name="T18" style:family="text">
      <style:text-properties officeooo:rsid="0049621b"/>
    </style:style>
    <style:style style:name="T19" style:family="text">
      <style:text-properties officeooo:rsid="004b621e"/>
    </style:style>
    <style:style style:name="T20" style:family="text">
      <style:text-properties officeooo:rsid="004e902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Call to Worship</text:span><text:span text:style-name="T3"> (</text:span><text:span text:style-name="T19">1 Chronicles 16:23-25</text:span><text:span text:style-name="T3">) / Opening prayer (</text:span><text:span text:style-name="T17">John A</text:span><text:span text:style-name="T3">)</text:span></text:p>
      <text:p text:style-name="P9"><text:span text:style-name="T10">Praise: </text:span><text:span text:style-name="Emphasis"><text:span text:style-name="T12"><text:s/>Amazing Grace (My Chains Are Gone)</text:span></text:span></text:p>
      <text:p text:style-name="P9"><text:span text:style-name="T11">A</text:span><text:span text:style-name="T10">nnouncements</text:span><text:span text:style-name="T8"> (John A)</text:span></text:p>
      <text:list xml:id="list759636489" text:style-name="L1">
        <text:list-item>
          <text:p text:style-name="P8">We welcome Grant Lawry and <text:span text:style-name="T20">his </text:span>wife Ann to our service today</text:p>
        </text:list-item>
        <text:list-item>
          <text:p text:style-name="P8">Camp 2024 – registrations close today; if you have not yet registered please hurry; if you are not sure please talk to Mook or me about <text:span text:style-name="T18">it</text:span>, as we would really like as many as possible to attend</text:p>
        </text:list-item>
        <text:list-item>
          <text:p text:style-name="P6">Morning Tea and fellowship after the service</text:p>
        </text:list-item>
        <text:list-item>
          <text:p text:style-name="P6"/>
        </text:list-item>
      </text:list>
      <text:p text:style-name="P3"><text:span text:style-name="Emphasis"><text:span text:style-name="T15">Bible Reading: </text:span></text:span><text:span text:style-name="Emphasis"><text:span text:style-name="T16">Titus 1:1-4, 2:1-3:2 <text:s/>(Callum H)</text:span></text:span></text:p>
      <text:p text:style-name="P4"><text:span text:style-name="T5">Praise: </text:span><text:span text:style-name="Emphasis"><text:span text:style-name="T14">Come Thou Fount</text:span></text:span></text:p>
      <text:p text:style-name="P5"><text:span text:style-name="T5">Prayer for the church and the world:</text:span> (<text:span text:style-name="T17">Mook</text:span>)</text:p>
      <text:p text:style-name="P4"><text:span text:style-name="T7">B</text:span><text:span text:style-name="T5">ible Reading:</text:span> Colossians 3:1-4 (Rachel D)</text:p>
      <text:p text:style-name="P7"><text:span text:style-name="T5">Praise:</text:span> <text:span text:style-name="T4">Only A Holy God (offering)</text:span></text:p>
      <text:p text:style-name="P10"><text:span text:style-name="T10">Sermon:</text:span><text:span text:style-name="T8"> “POWER TO LIVE THE CHRISTIAN LIFE” (Grant L)</text:span></text:p>
      <text:p text:style-name="P4"><text:span text:style-name="T5">Praise:</text:span> <text:span text:style-name="Emphasis">I Hear Your Welcome Voice (Rej 389)</text:span></text:p>
      <text:p text:style-name="P7"><text:span text:style-name="T5">The Lord’s Supper</text:span></text:p>
      <text:p text:style-name="P7"><text:span text:style-name="T5">Praise: </text:span><text:span text:style-name="Emphasis"><text:span text:style-name="T13">Turn Your Eyes</text:span></text:span></text:p>
      <text:p text:style-name="P4"><text:span text:style-name="T5">Benediction</text:span> (<text:span text:style-name="T17">Grant L</text:span>)</text:p>
      <text:p text:style-name="P12">Call to Worship (<text:span text:style-name="T9">1 Chronicles 16:23-25</text:span>) / Opening prayer (John A)</text:p>
      <text:p text:style-name="P11">Praise: Amazing Grace (My Chains Are Gone)</text:p>
      <text:p text:style-name="P11">Announcements (John A)</text:p>
      <text:p text:style-name="P11">Bible Reading: Titus 1:1-4, 2:1-3:2 <text:s/>(Callum H)</text:p>
      <text:p text:style-name="P11">Praise: Come Thou Fount</text:p>
      <text:p text:style-name="P11">Prayer for the church and the world  (Mook L)</text:p>
      <text:p text:style-name="P11">Bible reading: Colossians 3:1-4 (Rachel D)</text:p>
      <text:p text:style-name="P11">Praise: Only A Holy God</text:p>
      <text:p text:style-name="P11">Sermon: “POWER TO LIVE THE CHRISTIAN LIFE” (Grant L)</text:p>
      <text:p text:style-name="P11">Praise: I Hear Your Welcome Voice (Rej 389)</text:p>
      <text:p text:style-name="P11">The Lord’s Supper</text:p>
      <text:p text:style-name="P11">Praise: Turn Your Eyes</text:p>
      <text:p text:style-name="P11">Benediction (GL)</text:p>
      <text:p text:style-name="P11"/>
      <text:p text:style-name="P11">Sermon Outline</text:p>
      <text:p text:style-name="P11">“POWER TO LIVE THE CHRISTIAN LIFE”   (Colossians 3:1-4)</text:p>
      <text:p text:style-name="P11">Introduction</text:p>
      <text:p text:style-name="P11">- Paul concern that there were those in the church in Crete who “claim to know God, but by their actions they deny him.”</text:p>
      <text:p text:style-name="P11">Power of Godly Living Comes from Two “appearings” of Jesus:</text:p>
      <text:p text:style-name="P11">The First Appearing of Jesus – His life, Death, Resurrection – All about Grace</text:p>
      <text:p text:style-name="P11">The Second Appearing of Jesus - His Coming Again at the end of time – All about Glory</text:p>
      <text:p text:style-name="P11">Conclusion</text:p>
      <text:p text:style-name="P11">- Colossians 3:1-4</text:p>
      <text:p text:style-name="P13">Call to worship &amp; opening prayer 1 Chronicles 16:23-25</text:p>
      <text:p text:style-name="P15">Sing to the Lord, all the earth; proclaim his salvation day after day. Declare his glory among the nations, his marvellous deeds among all peoples. For great is the Lord and most worthy of praise; he is to be feared above all gods.</text:p>
      <text:p text:style-name="P14">Let us do exactly that, in the words of our first hymn <text:span text:style-name="T4">Amazing Grace (My chains are gone)</text:span></text:p>
      <text:p text:style-name="P14"><text:span text:style-name="T4">Thank you music team; let us stand</text:span></text:p>
      <text:p text:style-name="P14"><text:span text:style-name="T4">Let us pray:</text:span></text:p>
      <text:p text:style-name="P16">Father God, You are most worthy of our praise, and we thank You that Your amazing grace has been extended to us. Jesus, You came to this earth and lived as we do. You faced the same temptations but remained perfectly sinless. We fail daily but are not lost because You exchanged Your Perfect Righteousness for our ugly sin.</text:p>
      <text:p text:style-name="P16">We thank You, that You went to the Cross to take our sin away, to pay the penalty and to give us Your eternal life, so that we are now counted as members of the Body of Christ, the family of God. <text:span text:style-name="T20">We thank You that today we gather to celebrate The Lord’s Supper, not only as a remembrance of the past but also as a sign of the sure hope we have for the future. Holy Spirit, we pray that You would lead and guide us in our worship today, so that all the glory belongs to Jesus, Who reigns as King of kings and Lord of lords, Amen!!</text:span></text:p>
      <text:p text:style-name="P16"/>
      <text:p text:style-name="P17">[Announcements, then Callum will bring our first readin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3f303a"/>
    </style:style>
    <style:style style:name="MT2" style:family="text">
      <style:text-properties officeooo:rsid="0048cd70"/>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1.6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7th</text:span> <text:span text:style-name="MT2">July</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7-06T21:45:09.741823866</dc:date>
    <meta:editing-duration>PT5H23M45S</meta:editing-duration>
    <meta:editing-cycles>40</meta:editing-cycles>
    <meta:generator>LibreOffice/7.3.7.2$Linux_X86_64 LibreOffice_project/30$Build-2</meta:generator>
    <meta:print-date>2024-02-03T21:06:33.278074986</meta:print-date>
    <meta:document-statistic meta:table-count="0" meta:image-count="0" meta:object-count="0" meta:page-count="3" meta:paragraph-count="48" meta:word-count="558" meta:character-count="3045" meta:non-whitespace-character-count="2527"/>
  </office:meta>
</office:document-meta>
</file>